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A1500001243A1C851AB.svm"/>
  <manifest:file-entry manifest:media-type="" manifest:full-path="Pictures/200000020000019B0000007BD91E9A23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4§latex§\begin{table}&#10;\begin{tabular}{ccc|c}&#10;\hline&#10;&amp; &amp; &amp; \\&#10;&amp; &amp; &amp; \\&#10;\hline&#10;A &amp; x &amp; y &amp; A \\&#10;0 &amp; 0 &amp; 0 &amp; 0 \\&#10;0 &amp; 0 &amp; 1 &amp; 0 \\&#10;0 &amp; 1 &amp; 0 &amp; 0 \\&#10;0 &amp; 1 &amp; 1 &amp; 0 \\&#10;1 &amp; 0 &amp; 0 &amp; 0 \\&#10;1 &amp; 0 &amp; 1 &amp;1 \\&#10;1 &amp; 1 &amp; 0 &amp; 1 \\&#10;1 &amp; 1 &amp; 1 &amp; 1 \\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6pt" style:font-size-asian="6pt" style:font-size-complex="6pt"/>
    </style:style>
    <style:style style:name="P3" style:family="paragraph">
      <style:paragraph-properties fo:text-align="end"/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61cm" svg:height="1.904cm" svg:x="0.254cm" svg:y="0.382cm">
          <draw:image xlink:href="Pictures/200000020000019B0000007BD91E9A23.eps" xlink:type="simple" xlink:show="embed" xlink:actuate="onLoad">
            <text:p/>
          </draw:image>
        </draw:frame>
        <draw:frame draw:style-name="gr2" draw:text-style-name="P3" draw:layer="layout" svg:width="1.031cm" svg:height="0.913cm" svg:x="6.096cm" svg:y="0.133cm">
          <draw:text-box>
            <text:p text:style-name="P2"><text:span text:style-name="T1">موجودہ</text:span></text:p>
            <text:p text:style-name="P2"><text:span text:style-name="T1"><text:s/></text:span><text:span text:style-name="T1">حال</text:span></text:p>
          </draw:text-box>
        </draw:frame>
        <draw:frame draw:style-name="gr3" draw:text-style-name="P1" draw:layer="layout" svg:width="2.286cm" svg:height="3.429cm" svg:x="6.35cm" svg:y="0.254cm">
          <draw:image xlink:href="Pictures/2000000100000A1500001243A1C851AB.svm" xlink:type="simple" xlink:show="embed" xlink:actuate="onLoad">
            <text:p/>
          </draw:image>
        </draw:frame>
        <draw:frame draw:style-name="gr2" draw:text-style-name="P3" draw:layer="layout" svg:width="0.853cm" svg:height="0.913cm" svg:x="7.874cm" svg:y="0.127cm">
          <draw:text-box>
            <text:p text:style-name="P2"><text:span text:style-name="T1">اگلا</text:span></text:p>
            <text:p text:style-name="P2"><text:span text:style-name="T1"><text:s/></text:span><text:span text:style-name="T1">حا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15:59:40</dc:date>
    <dc:creator>kkk </dc:creator>
    <meta:generator>LibreOffice/3.3$Linux LibreOffice_project/330m19$Build-401</meta:generator>
    <meta:editing-duration>PT10M16S</meta:editing-duration>
    <meta:editing-cycles>2</meta:editing-cycles>
    <meta:document-statistic meta:object-count="4"/>
  </office:meta>
</office:document-meta>
</file>